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  <style:style style:name="P4" style:family="paragraph" style:parent-style-name="Standard">
      <style:text-properties officeooo:rsid="0005d54c" officeooo:paragraph-rsid="0005d54c"/>
    </style:style>
    <style:style style:name="P5" style:family="paragraph" style:parent-style-name="Standard">
      <style:text-properties officeooo:rsid="0007b98a" officeooo:paragraph-rsid="0007b98a"/>
    </style:style>
    <style:style style:name="P6" style:family="paragraph" style:parent-style-name="Standard">
      <style:text-properties officeooo:rsid="0008e2bd" officeooo:paragraph-rsid="0008e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5">add master</text:p>
      <text:p text:style-name="P5"/>
      <text:p text:style-name="P5">master go 1</text:p>
      <text:p text:style-name="P5"/>
      <text:p text:style-name="P5">master go 2 yaya</text:p>
      <text:p text:style-name="P5"/>
      <text:p text:style-name="P5">master go 3</text:p>
      <text:p text:style-name="P5"/>
      <text:p text:style-name="P6">fix ya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5:58:59.666756680</dc:date>
    <meta:editing-duration>PT7M57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6" meta:character-count="67" meta:non-whitespace-character-count="58"/>
  </office:meta>
</office:document-meta>
</file>